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stroke="none" svg:stroke-color="#ffffff" draw:fill-color="#cccccc" draw:textarea-horizontal-align="center" draw:textarea-vertical-align="middle" draw:auto-grow-height="false" fo:min-height="0.749cm" fo:min-width="0.499cm" draw:shadow="hidden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62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imbus Sans L'" style:font-style-name="Regular" style:font-family-generic="swiss" style:font-family-asian="'Nimbus Sans L'" style:font-style-name-asian="Regular" style:font-family-generic-asian="swiss" style:font-family-complex="'Nimbus Sans L'" style:font-style-name-complex="Regular" style:font-family-generic-complex="swiss"/>
    </style:style>
    <style:style style:name="T3" style:family="text">
      <style:text-properties fo:font-family="'Nimbus Sans L'" style:font-family-generic="roman" style:font-pitch="variable" style:font-family-asian="'Nimbus Sans L'" style:font-style-name-asian="Regular" style:font-family-generic-asian="swiss" style:font-family-complex="'Nimbus Sans L'" style:font-style-name-complex="Regular" style:font-family-generic-complex="swiss"/>
    </style:style>
    <style:style style:name="T4" style:family="text">
      <style:text-properties style:text-position="super 58%" fo:font-size="14pt" style:font-size-asian="14pt" style:font-size-complex="14pt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032cm" draw:transform="rotate (1.5707963267949) translate (1.508cm 16.621cm)">
          <text:p/>
          <draw:enhanced-geometry svg:viewBox="0 0 21600 21600" draw:glue-points="?f6 10800 10800 21600 ?f5 10800 10800 0" draw:text-areas="?f3 ?f3 ?f4 ?f4" draw:type="trapezoid" draw:modifiers="5472.715972653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2.286cm" svg:height="2.413cm" svg:x="8.493cm" svg:y="4.937cm">
          <text:p text:style-name="P2"><text:span text:style-name="T1">EEPRO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5.715cm" svg:height="5.461cm" svg:x="6.842cm" svg:y="9.255cm">
          <text:p text:style-name="P1"><text:span text:style-name="T2">μ</text:span><text:span text:style-name="T3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05cm" svg:height="2.159cm" svg:x="14.589cm" svg:y="11.033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12cm" svg:height="3.175cm" draw:transform="rotate (-1.5707963267949) translate (22.082cm 10.39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175cm" svg:height="1.524cm" svg:x="6.842cm" svg:y="17.383cm">
          <text:p text:style-name="P1">LCD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draw:layer="layout" svg:width="1.651cm" svg:height="1.651cm" svg:x="7.604cm" svg:y="15.4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905cm" svg:height="1.397cm" svg:x="8.62cm" svg:y="7.604cm">
          <text:p text:style-name="P2"><text:span text:style-name="T1">I</text:span><text:span text:style-name="T4">2</text:span><text:span text:style-name="T5">C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.651cm" svg:height="0.889cm" svg:x="12.811cm" svg:y="11.541cm">
          <text:p text:style-name="P3"><text:span text:style-name="T6">S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24cm" svg:height="0.889cm" svg:x="17.256cm" svg:y="11.5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35cm" svg:height="1.27cm" svg:x="24.49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27cm" draw:transform="rotate (-1.5707963267949) translate (26.4cm 10.6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159cm" svg:height="4.318cm" svg:x="22.209cm" svg:y="9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3.556cm" svg:height="1.038cm" draw:transform="rotate (-1.5707963267949) translate (2.927cm 10.271cm)">
          <draw:text-box>
            <text:p>Channels</text:p>
          </draw:text-box>
        </draw:frame>
        <draw:custom-shape draw:style-name="gr4" draw:text-style-name="P1" draw:layer="layout" svg:width="3.81cm" svg:height="1.905cm" draw:transform="rotate (1.5707963267949) translate (9.89cm 19.034cm)">
          <text:p text:style-name="P1">UI Control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2.032cm" svg:height="1.524cm" svg:x="19.161cm" svg:y="11.16cm">
          <draw:text-box>
            <text:p text:style-name="P4"><text:span text:style-name="T1">Audio</text:span></text:p>
            <text:p text:style-name="P4"><text:span text:style-name="T1">Amp</text:span></text:p>
          </draw:text-box>
        </draw:frame>
        <draw:path draw:style-name="gr8" draw:text-style-name="P1" draw:layer="layout" svg:width="1.524cm" svg:height="3.936cm" svg:x="17.51cm" svg:y="12.176cm" svg:viewBox="0 0 1525 3937" svg:d="m937 2582v375h-459v-926h-478v1517h937v389l588-686zm-937-551zm1525 1906zm-1525-1905v-2032h508v2032z">
          <text:p/>
        </draw:path>
        <draw:custom-shape draw:style-name="gr1" draw:text-style-name="P1" draw:layer="layout" svg:width="2.413cm" svg:height="2.159cm" svg:x="19.161cm" svg:y="14.462cm">
          <text:p text:style-name="P1">Line</text:p>
          <text:p text:style-name="P1">Ou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651cm" svg:x="3.794cm" svg:y="11.414cm">
          <text:p text:style-name="P1"><text:span text:style-name="T1">Analo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Users" svg:width="5.969cm" svg:height="4.191cm" svg:x="6.588cm" svg:y="15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Users" svg:width="9.652cm" svg:height="8.001cm" svg:x="17.129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Users" svg:width="5.08cm" svg:height="12.065cm" svg:x="1.127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Users" svg:width="10.668cm" svg:height="10.541cm" svg:x="6.334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Users" svg:width="4.064cm" svg:height="1.038cm" svg:x="9.128cm" svg:y="3.264cm">
          <draw:text-box>
            <text:p>Andy Goetz</text:p>
          </draw:text-box>
        </draw:frame>
        <draw:frame draw:style-name="gr11" draw:layer="Users" svg:width="5.08cm" svg:height="1.266cm" svg:x="1.127cm" svg:y="4.683cm">
          <draw:text-box>
            <text:p>Bradon Kanyid</text:p>
          </draw:text-box>
        </draw:frame>
        <draw:frame draw:style-name="gr11" draw:layer="Users" svg:width="4.699cm" svg:height="1.266cm" svg:x="19.542cm" svg:y="7.735cm">
          <draw:text-box>
            <text:p>Jackson Pugh</text:p>
          </draw:text-box>
        </draw:frame>
        <draw:frame draw:style-name="gr12" draw:layer="Users" svg:width="3.937cm" svg:height="1.038cm" svg:x="7.477cm" svg:y="19.393cm">
          <draw:text-box>
            <text:p>Kevin Riedl</text:p>
          </draw:text-box>
        </draw:frame>
        <draw:frame draw:style-name="gr13" draw:text-style-name="P5" draw:layer="layout" svg:width="11.811cm" svg:height="1.774cm" svg:x="7.35cm" svg:y="1.131cm">
          <draw:text-box>
            <text:p text:style-name="P5"><text:span text:style-name="T7">Womp Rat Audio Syn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User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21:18:31</meta:creation-date>
    <dc:date>2012-10-07T21:58:11</dc:date>
    <meta:editing-duration>PT8M56S</meta:editing-duration>
    <meta:editing-cycles>4</meta:editing-cycles>
    <meta:generator>LibreOffice/3.6$Linux_X86_64 LibreOffice_project/360m1$Build-2</meta:generator>
    <meta:document-statistic meta:object-count="28"/>
  </office:meta>
</office:document-meta>
</file>